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gbats" svg:font-family="Dingbats" style:font-pitch="variable" style:font-charset="x-symbol"/>
    <style:font-face style:name="Nimbus Roman No9 L1" svg:font-family="'Nimbus Roman No9 L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FreeSans2" svg:font-family="FreeSans" style:font-family-generic="modern" style:font-pitch="fixed"/>
    <style:font-face style:name="Cantarell" svg:font-family="Cantarell" style:font-pitch="variable"/>
    <style:font-face style:name="Chancery URW" svg:font-family="'Chancery URW'" style:font-pitch="variable"/>
    <style:font-face style:name="Nimbus Roman" svg:font-family="'Nimbus Roman'" style:font-pitch="variable"/>
    <style:font-face style:name="Century SchoolBook URW" svg:font-family="'Century SchoolBook URW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orialVersiones" style:family="table">
      <style:table-properties style:width="17.595cm" fo:margin-left="0cm" table:align="left"/>
    </style:style>
    <style:style style:name="HistorialVersiones.A" style:family="table-column">
      <style:table-column-properties style:column-width="2.011cm"/>
    </style:style>
    <style:style style:name="HistorialVersiones.B" style:family="table-column">
      <style:table-column-properties style:column-width="2.884cm"/>
    </style:style>
    <style:style style:name="HistorialVersiones.C" style:family="table-column">
      <style:table-column-properties style:column-width="12.7cm"/>
    </style:style>
    <style:style style:name="Historial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orialVersiones.C1" style:family="table-cell">
      <style:table-cell-properties fo:padding="0.097cm" fo:border="0.05pt solid #000000"/>
    </style:style>
    <style:style style:name="HistorialVersiones.A2" style:family="table-cell">
      <style:table-cell-properties fo:padding="0.097cm" fo:border-left="0.05pt solid #000000" fo:border-right="none" fo:border-top="none" fo:border-bottom="0.05pt solid #000000"/>
    </style:style>
    <style:style style:name="Historial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fa0e" officeooo:paragraph-rsid="001cfa0e"/>
    </style:style>
    <style:style style:name="P2" style:family="paragraph" style:parent-style-name="Standard">
      <style:text-properties officeooo:rsid="001e4105" officeooo:paragraph-rsid="001e4105"/>
    </style:style>
    <style:style style:name="P3" style:family="paragraph" style:parent-style-name="Text_20_body">
      <style:text-properties officeooo:rsid="002e8884" officeooo:paragraph-rsid="002e8884"/>
    </style:style>
    <style:style style:name="P4" style:family="paragraph" style:parent-style-name="Text_20_body">
      <style:text-properties officeooo:rsid="002fc16c" officeooo:paragraph-rsid="002fc16c"/>
    </style:style>
    <style:style style:name="P5" style:family="paragraph" style:parent-style-name="Text_20_body">
      <style:text-properties style:font-name="Century SchoolBook URW" fo:font-style="normal" fo:font-weight="normal" officeooo:rsid="002fc16c" officeooo:paragraph-rsid="002fc16c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Century SchoolBook URW" officeooo:rsid="002fc16c" officeooo:paragraph-rsid="002fc16c"/>
    </style:style>
    <style:style style:name="P7" style:family="paragraph" style:parent-style-name="Text_20_body">
      <style:text-properties officeooo:rsid="00327c21" officeooo:paragraph-rsid="00327c21"/>
    </style:style>
    <style:style style:name="P8" style:family="paragraph" style:parent-style-name="Text_20_body">
      <style:text-properties officeooo:rsid="0034f85c" officeooo:paragraph-rsid="003a9db6"/>
    </style:style>
    <style:style style:name="P9" style:family="paragraph" style:parent-style-name="Text_20_body">
      <style:text-properties officeooo:rsid="002bb5eb" officeooo:paragraph-rsid="00373356"/>
    </style:style>
    <style:style style:name="P10" style:family="paragraph" style:parent-style-name="Text_20_body">
      <style:text-properties officeooo:paragraph-rsid="003a9db6"/>
    </style:style>
    <style:style style:name="P11" style:family="paragraph" style:parent-style-name="Text_20_body">
      <style:text-properties officeooo:rsid="003a9db6" officeooo:paragraph-rsid="003a9db6"/>
    </style:style>
    <style:style style:name="P12" style:family="paragraph" style:parent-style-name="Text_20_body" style:list-style-name="L3">
      <style:text-properties officeooo:rsid="003a9db6" officeooo:paragraph-rsid="003a9db6"/>
    </style:style>
    <style:style style:name="P13" style:family="paragraph" style:parent-style-name="Text_20_body">
      <style:text-properties officeooo:rsid="003b0f11" officeooo:paragraph-rsid="003b0f11"/>
    </style:style>
    <style:style style:name="P14" style:family="paragraph" style:parent-style-name="Text_20_body">
      <style:text-properties officeooo:rsid="003caaad" officeooo:paragraph-rsid="003caaad"/>
    </style:style>
    <style:style style:name="P15" style:family="paragraph" style:parent-style-name="Text_20_body">
      <style:text-properties officeooo:paragraph-rsid="003f5bf1"/>
    </style:style>
    <style:style style:name="P16" style:family="paragraph" style:parent-style-name="Text_20_body">
      <style:text-properties officeooo:rsid="00405655" officeooo:paragraph-rsid="00405655"/>
    </style:style>
    <style:style style:name="P17" style:family="paragraph" style:parent-style-name="Text_20_body" style:list-style-name="L5">
      <style:text-properties officeooo:rsid="00405655" officeooo:paragraph-rsid="00405655"/>
    </style:style>
    <style:style style:name="P18" style:family="paragraph" style:parent-style-name="Text_20_body">
      <style:text-properties officeooo:paragraph-rsid="00405655"/>
    </style:style>
    <style:style style:name="P19" style:family="paragraph" style:parent-style-name="Text_20_body" style:list-style-name="L5">
      <style:text-properties officeooo:rsid="0040e1f1" officeooo:paragraph-rsid="0040e1f1"/>
    </style:style>
    <style:style style:name="P20" style:family="paragraph" style:parent-style-name="Text_20_body" style:list-style-name="L5">
      <style:text-properties officeooo:rsid="0041cf41" officeooo:paragraph-rsid="0041cf41"/>
    </style:style>
    <style:style style:name="P21" style:family="paragraph" style:parent-style-name="Text_20_body" style:list-style-name="L5">
      <style:text-properties officeooo:rsid="004465da" officeooo:paragraph-rsid="004465da"/>
    </style:style>
    <style:style style:name="P22" style:family="paragraph" style:parent-style-name="Heading_20_1">
      <style:text-properties officeooo:rsid="00242c39" officeooo:paragraph-rsid="00242c39"/>
    </style:style>
    <style:style style:name="P23" style:family="paragraph" style:parent-style-name="Heading_20_1">
      <style:text-properties officeooo:rsid="00280107" officeooo:paragraph-rsid="00280107"/>
    </style:style>
    <style:style style:name="P24" style:family="paragraph" style:parent-style-name="Heading_20_1">
      <style:text-properties officeooo:rsid="002c1f47" officeooo:paragraph-rsid="003a9db6"/>
    </style:style>
    <style:style style:name="P25" style:family="paragraph" style:parent-style-name="Heading_20_1">
      <style:text-properties officeooo:rsid="002e8884" officeooo:paragraph-rsid="002e8884"/>
    </style:style>
    <style:style style:name="P26" style:family="paragraph" style:parent-style-name="Heading_20_1">
      <style:text-properties officeooo:rsid="00318e6d" officeooo:paragraph-rsid="00318e6d"/>
    </style:style>
    <style:style style:name="P27" style:family="paragraph" style:parent-style-name="Heading_20_1">
      <style:text-properties officeooo:rsid="00405655" officeooo:paragraph-rsid="00405655"/>
    </style:style>
    <style:style style:name="P28" style:family="paragraph" style:parent-style-name="Heading_20_2">
      <style:text-properties officeooo:rsid="00280107" officeooo:paragraph-rsid="00280107"/>
    </style:style>
    <style:style style:name="P29" style:family="paragraph" style:parent-style-name="Heading_20_2">
      <style:text-properties officeooo:rsid="00242c39" officeooo:paragraph-rsid="00242c39"/>
    </style:style>
    <style:style style:name="P30" style:family="paragraph" style:parent-style-name="Heading_20_2">
      <style:text-properties officeooo:rsid="002c1f47" officeooo:paragraph-rsid="003a9db6"/>
    </style:style>
    <style:style style:name="P31" style:family="paragraph" style:parent-style-name="Heading_20_2">
      <style:text-properties officeooo:rsid="002e8884" officeooo:paragraph-rsid="002e8884"/>
    </style:style>
    <style:style style:name="P32" style:family="paragraph" style:parent-style-name="Heading_20_2">
      <style:text-properties officeooo:rsid="00326057" officeooo:paragraph-rsid="00326057"/>
    </style:style>
    <style:style style:name="P33" style:family="paragraph" style:parent-style-name="Heading_20_2">
      <style:text-properties officeooo:rsid="00327c21" officeooo:paragraph-rsid="00327c21"/>
    </style:style>
    <style:style style:name="P34" style:family="paragraph" style:parent-style-name="Heading_20_2">
      <style:text-properties officeooo:rsid="003a9db6" officeooo:paragraph-rsid="003a9db6"/>
    </style:style>
    <style:style style:name="P35" style:family="paragraph" style:parent-style-name="Heading_20_3">
      <style:text-properties officeooo:rsid="002bb5eb" officeooo:paragraph-rsid="002bb5eb"/>
    </style:style>
    <style:style style:name="P36" style:family="paragraph" style:parent-style-name="Heading_20_3">
      <style:text-properties officeooo:rsid="00327c21" officeooo:paragraph-rsid="00327c21"/>
    </style:style>
    <style:style style:name="P3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0" style:family="paragraph" style:parent-style-name="Table_20_Contents">
      <style:text-properties officeooo:rsid="00405655" officeooo:paragraph-rsid="00405655"/>
    </style:style>
    <style:style style:name="P41" style:family="paragraph" style:parent-style-name="Table_20_Contents" style:list-style-name="L4">
      <style:text-properties officeooo:rsid="0041cf41" officeooo:paragraph-rsid="0041cf41"/>
    </style:style>
    <style:style style:name="P42" style:family="paragraph" style:parent-style-name="Table_20_Contents">
      <style:text-properties officeooo:rsid="0041cf41" officeooo:paragraph-rsid="0041cf41"/>
    </style:style>
    <style:style style:name="P43" style:family="paragraph" style:parent-style-name="Table_20_Contents" style:list-style-name="L6">
      <style:text-properties officeooo:rsid="0041cf41" officeooo:paragraph-rsid="0041cf41"/>
    </style:style>
    <style:style style:name="P44" style:family="paragraph" style:parent-style-name="Table_20_Contents">
      <style:text-properties fo:font-style="italic" style:text-underline-style="none" fo:font-weight="bold" officeooo:rsid="0041cf41" officeooo:paragraph-rsid="0041cf41" style:font-style-asian="italic" style:font-weight-asian="bold" style:font-style-complex="italic" style:font-weight-complex="bold"/>
    </style:style>
    <style:style style:name="T1" style:family="text">
      <style:text-properties officeooo:rsid="001ec23c"/>
    </style:style>
    <style:style style:name="T2" style:family="text">
      <style:text-properties officeooo:rsid="00242c39"/>
    </style:style>
    <style:style style:name="T3" style:family="text">
      <style:text-properties officeooo:rsid="0028010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c1f47" style:font-style-asian="normal" style:font-style-complex="normal"/>
    </style:style>
    <style:style style:name="T9" style:family="text">
      <style:text-properties fo:font-style="normal" officeooo:rsid="00405655" style:font-style-asian="normal" style:font-style-complex="normal"/>
    </style:style>
    <style:style style:name="T10" style:family="text">
      <style:text-properties fo:font-style="normal" officeooo:rsid="0040e1f1" style:font-style-asian="normal" style:font-style-complex="normal"/>
    </style:style>
    <style:style style:name="T11" style:family="text">
      <style:text-properties fo:font-style="normal" officeooo:rsid="004465da" style:font-style-asian="normal" style:font-style-complex="normal"/>
    </style:style>
    <style:style style:name="T12" style:family="text">
      <style:text-properties style:font-name="Century SchoolBook URW"/>
    </style:style>
    <style:style style:name="T13" style:family="text">
      <style:text-properties style:font-name="Century SchoolBook URW" fo:font-style="normal" officeooo:rsid="002c1f47" style:font-style-asian="normal" style:font-style-complex="normal"/>
    </style:style>
    <style:style style:name="T14" style:family="text">
      <style:text-properties style:font-name="Century SchoolBook URW" officeooo:rsid="003caaad"/>
    </style:style>
    <style:style style:name="T15" style:family="text">
      <style:text-properties style:font-name="Nimbus Roman No9 L1"/>
    </style:style>
    <style:style style:name="T16" style:family="text">
      <style:text-properties officeooo:rsid="00327c21"/>
    </style:style>
    <style:style style:name="T17" style:family="text">
      <style:text-properties officeooo:rsid="003477d2"/>
    </style:style>
    <style:style style:name="T18" style:family="text">
      <style:text-properties officeooo:rsid="002c1f47"/>
    </style:style>
    <style:style style:name="T19" style:family="text">
      <style:text-properties officeooo:rsid="0038fd66"/>
    </style:style>
    <style:style style:name="T20" style:family="text">
      <style:text-properties officeooo:rsid="003b0f11"/>
    </style:style>
    <style:style style:name="T21" style:family="text">
      <style:text-properties officeooo:rsid="003caaad"/>
    </style:style>
    <style:style style:name="T22" style:family="text">
      <style:text-properties officeooo:rsid="0041cf41"/>
    </style:style>
    <style:style style:name="T23" style:family="text">
      <style:text-properties officeooo:rsid="004345af"/>
    </style:style>
    <style:style style:name="T24" style:family="text">
      <style:text-properties officeooo:rsid="004465d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7"><text:a xlink:type="simple" xlink:href="#__RefHeading__163_772434845" text:style-name="Index_20_Link" text:visited-style-name="Index_20_Link">Acerca del documento<text:tab/>1</text:a></text:p>
          <text:p text:style-name="P38"><text:a xlink:type="simple" xlink:href="#__RefHeading__165_772434845" text:style-name="Index_20_Link" text:visited-style-name="Index_20_Link">Código fuente<text:tab/>1</text:a></text:p>
          <text:p text:style-name="P37"><text:a xlink:type="simple" xlink:href="#__RefHeading__114_662574796" text:style-name="Index_20_Link" text:visited-style-name="Index_20_Link">Preparación del entorno de trabajo<text:tab/>1</text:a></text:p>
          <text:p text:style-name="P38"><text:a xlink:type="simple" xlink:href="#__RefHeading__167_772434845" text:style-name="Index_20_Link" text:visited-style-name="Index_20_Link">Introducción<text:tab/>1</text:a></text:p>
          <text:p text:style-name="P38"><text:a xlink:type="simple" xlink:href="#__RefHeading__169_772434845" text:style-name="Index_20_Link" text:visited-style-name="Index_20_Link">Librerías adicionales<text:tab/>2</text:a></text:p>
          <text:p text:style-name="P39"><text:a xlink:type="simple" xlink:href="#__RefHeading__171_772434845" text:style-name="Index_20_Link" text:visited-style-name="Index_20_Link">JUnit<text:tab/>2</text:a></text:p>
          <text:p text:style-name="P38"><text:a xlink:type="simple" xlink:href="#__RefHeading__116_662574796" text:style-name="Index_20_Link" text:visited-style-name="Index_20_Link">Habilitar los “assert” en Netbeans<text:tab/>2</text:a></text:p>
          <text:p text:style-name="P37"><text:a xlink:type="simple" xlink:href="#__RefHeading__173_772434845" text:style-name="Index_20_Link" text:visited-style-name="Index_20_Link">Estándar usado en la programación (codificación)<text:tab/>2</text:a></text:p>
          <text:p text:style-name="P38"><text:a xlink:type="simple" xlink:href="#__RefHeading__175_772434845" text:style-name="Index_20_Link" text:visited-style-name="Index_20_Link">Introducción<text:tab/>2</text:a></text:p>
          <text:p text:style-name="P38"><text:a xlink:type="simple" xlink:href="#__RefHeading__177_772434845" text:style-name="Index_20_Link" text:visited-style-name="Index_20_Link">Constructor<text:tab/>2</text:a></text:p>
          <text:p text:style-name="P37"><text:a xlink:type="simple" xlink:href="#__RefHeading__124_1901973993" text:style-name="Index_20_Link" text:visited-style-name="Index_20_Link">Arquitectura en general<text:tab/>3</text:a></text:p>
          <text:p text:style-name="P38"><text:a xlink:type="simple" xlink:href="#__RefHeading__179_772434845" text:style-name="Index_20_Link" text:visited-style-name="Index_20_Link">Estructura<text:tab/>3</text:a></text:p>
          <text:p text:style-name="P38"><text:a xlink:type="simple" xlink:href="#__RefHeading__126_1901973993" text:style-name="Index_20_Link" text:visited-style-name="Index_20_Link">Interfaz gráfica<text:tab/>3</text:a></text:p>
          <text:p text:style-name="P39"><text:a xlink:type="simple" xlink:href="#__RefHeading__181_772434845" text:style-name="Index_20_Link" text:visited-style-name="Index_20_Link">Introducción<text:tab/>3</text:a></text:p>
          <text:p text:style-name="P39"><text:a xlink:type="simple" xlink:href="#__RefHeading__183_772434845" text:style-name="Index_20_Link" text:visited-style-name="Index_20_Link">Manejo de vistas<text:tab/>3</text:a></text:p>
          <text:p text:style-name="P37"><text:a xlink:type="simple" xlink:href="#__RefHeading__185_772434845" text:style-name="Index_20_Link" text:visited-style-name="Index_20_Link">Clases<text:tab/>3</text:a></text:p>
          <text:p text:style-name="P38"><text:a xlink:type="simple" xlink:href="#__RefHeading__187_772434845" text:style-name="Index_20_Link" text:visited-style-name="Index_20_Link">Restricción de dos variables<text:tab/>3</text:a></text:p>
          <text:p text:style-name="P37"><text:a xlink:type="simple" xlink:href="#__RefHeading__130_1901973993" text:style-name="Index_20_Link" text:visited-style-name="Index_20_Link">Definiciones del dominio<text:tab/>3</text:a></text:p>
          <text:p text:style-name="P38"><text:a xlink:type="simple" xlink:href="#__RefHeading__132_1901973993" text:style-name="Index_20_Link" text:visited-style-name="Index_20_Link">Forma aumentada<text:tab/>3</text:a></text:p>
          <text:p text:style-name="P38"><text:a xlink:type="simple" xlink:href="#__RefHeading__189_772434845" text:style-name="Index_20_Link" text:visited-style-name="Index_20_Link">Solución aumentada<text:tab/>4</text:a></text:p>
          <text:p text:style-name="P37"><text:a xlink:type="simple" xlink:href="#__RefHeading__210_772434845" text:style-name="Index_20_Link" text:visited-style-name="Index_20_Link">Pasos a realizar en la liberación de cada nueva versión<text:tab/>4</text:a></text:p>
          <text:p text:style-name="P37"><text:a xlink:type="simple" xlink:href="#__RefHeading__212_772434845" text:style-name="Index_20_Link" text:visited-style-name="Index_20_Link">Historial de versiones<text:tab/>4</text:a></text:p>
        </text:index-body>
      </text:table-of-content>
      <text:h text:style-name="P22" text:outline-level="1"/>
      <text:h text:style-name="P26" text:outline-level="1"><text:bookmark-start text:name="__RefHeading__163_772434845"/>Acerca del documento<text:bookmark-end text:name="__RefHeading__163_772434845"/></text:h>
      <text:p text:style-name="P14">Éste documento está orientado a toda aquella persona que esté en relación con el desarrollo del Software ORS. Contiene toda la información necesaria que le será de ayuda para lograr una correcta <text:span text:style-name="T24">interpretación e </text:span>implementación del programa.</text:p>
      <text:h text:style-name="P32" text:outline-level="2"><text:bookmark-start text:name="__RefHeading__165_772434845"/>Código fuente<text:bookmark-end text:name="__RefHeading__165_772434845"/></text:h>
      <text:p text:style-name="Text_20_body">En las partes donde sea necesario escribir partes de código, se usará la letra <text:span text:style-name="T12">Century SchoolBook URW</text:span><text:span text:style-name="T15">.</text:span></text:p>
      <text:h text:style-name="P23" text:outline-level="1"><text:bookmark-start text:name="__RefHeading__114_662574796"/>Preparación del entorno de trabajo<text:bookmark-end text:name="__RefHeading__114_662574796"/></text:h>
      <text:h text:style-name="P33" text:outline-level="2"><text:bookmark-start text:name="__RefHeading__167_772434845"/>Introducción<text:bookmark-end text:name="__RefHeading__167_772434845"/></text:h>
      <text:p text:style-name="P7">Aunque el código fuente puede abrirse con cualquier editor de texto, el programa se hizo usando Netbeans 8.0.2. </text:p>
      <text:h text:style-name="P33" text:outline-level="2"><text:bookmark-start text:name="__RefHeading__169_772434845"/><text:soft-page-break/>Librerías adicionales<text:bookmark-end text:name="__RefHeading__169_772434845"/></text:h>
      <text:h text:style-name="P36" text:outline-level="3"><text:bookmark-start text:name="__RefHeading__171_772434845"/>JUnit<text:bookmark-end text:name="__RefHeading__171_772434845"/></text:h>
      <text:p text:style-name="P7">Se usa Junit para realizar los tests unitarios.</text:p>
      <text:h text:style-name="P28" text:outline-level="2"><text:bookmark-start text:name="__RefHeading__116_662574796"/>Habilitar los “assert” <text:span text:style-name="T17">en Netbeans</text:span><text:bookmark-end text:name="__RefHeading__116_662574796"/></text:h>
      <text:p text:style-name="P15"><text:span text:style-name="T21">En el programa, se usan los </text:span><text:span text:style-name="T14">assert</text:span><text:span text:style-name="T21"> para realizar comprobaciones y avisar cuando alguna falla (Indicando que hay un error en el programa). Cuando el usuario final ejecuta el programa, estos </text:span><text:span text:style-name="T14">assert</text:span><text:span text:style-name="T21"> no se compilan. Sin embargo cuando se está desarrollando el programa, es necesario habilitarlos (Y así poder detectar los errores antes que se distribuya el producto al usuario final).</text:span></text:p>
      <text:p text:style-name="P15"><text:span text:style-name="T21">En NetBeans, se debe ir al proyecto ORS, cliquear en </text:span><text:span text:style-name="T4">Properties &gt; Run &gt; VM Options</text:span>. <text:span text:style-name="T3">Dentro del campo ingresar </text:span><text:span text:style-name="Source_20_Text"><text:span text:style-name="T5">-ea</text:span></text:span><text:span text:style-name="Source_20_Text"><text:span text:style-name="T6">.</text:span></text:span></text:p>
      <text:h text:style-name="P25" text:outline-level="1"><text:bookmark-start text:name="__RefHeading__173_772434845"/>Estándar usado en la programación (codificación)<text:bookmark-end text:name="__RefHeading__173_772434845"/></text:h>
      <text:h text:style-name="P31" text:outline-level="2"><text:bookmark-start text:name="__RefHeading__175_772434845"/>Introducción<text:bookmark-end text:name="__RefHeading__175_772434845"/></text:h>
      <text:p text:style-name="P3">Se sigue el estándar de codificación de Java, con <text:span text:style-name="T24">los suguientes</text:span> agregados para este proyecto</text:p>
      <text:h text:style-name="P31" text:outline-level="2"><text:bookmark-start text:name="__RefHeading__177_772434845"/>Constructor<text:bookmark-end text:name="__RefHeading__177_772434845"/></text:h>
      <text:p text:style-name="P3">Cuando los parámetros del constructor son iguales a un campo de la clase, a dicho parámetro se le antepone un guión bajo. Por ejemplo, si tenemos el siguiente campo de la clase:</text:p>
      <text:p text:style-name="P6">private final BigInteger numerador;</text:p>
      <text:p text:style-name="P6">private final BigInteger denominador;</text:p>
      <text:p text:style-name="P4">el constructor debe ser de la forma:</text:p>
      <text:p text:style-name="P5">public Fraccion( BigInteger _numerador, BigInteger _denominador ){</text:p>
      <text:p text:style-name="P5"><text:tab/>//Se desarrolla el código.</text:p>
      <text:p text:style-name="P5">}</text:p>
      <text:p text:style-name="P4">Ésto se hace para diferenciar el nombre de los parámetros y as<text:span text:style-name="T16">í</text:span> evitar los posibles problemas de una mala asignación.</text:p>
      <text:h text:style-name="P22" text:outline-level="1"><text:bookmark-start text:name="__RefHeading__124_1901973993"/><text:soft-page-break/>Arquitectura en general<text:bookmark-end text:name="__RefHeading__124_1901973993"/></text:h>
      <text:h text:style-name="P34" text:outline-level="2"><text:bookmark-start text:name="__RefHeading__179_772434845"/>Estructura<text:bookmark-end text:name="__RefHeading__179_772434845"/></text:h>
      <text:p text:style-name="P11">Arquitectónicamente, la aplicación se divide en capas. Hay 3 capas:</text:p>
      <text:list xml:id="list302988798538609795" text:style-name="L3">
        <text:list-item>
          <text:p text:style-name="P12">Vista: son los archivos FXML que guardan la estructura de la vista, acciones, etc.</text:p>
        </text:list-item>
        <text:list-item>
          <text:p text:style-name="P12">Presentador: encargado de manejar las acciones desencadenas en la vista</text:p>
        </text:list-item>
        <text:list-item>
          <text:p text:style-name="P12">Clases del dominio: <text:span text:style-name="T20">encargadas de implementar la lógica referida a los algoritmos que resuelven los problemas.</text:span></text:p>
        </text:list-item>
      </text:list>
      <text:p text:style-name="P13">Ésto produce que, si se debe modificar la vista (Ya que por ejemplo, se elige un nuevo tipo de interfaz), las clases del dominio no se vean modificadas en absoluto.</text:p>
      <text:h text:style-name="P29" text:outline-level="2"><text:bookmark-start text:name="__RefHeading__126_1901973993"/>Interfaz gráfica<text:bookmark-end text:name="__RefHeading__126_1901973993"/></text:h>
      <text:h text:style-name="Heading_20_3" text:outline-level="3"><text:bookmark-start text:name="__RefHeading__181_772434845"/>Introducción<text:bookmark-end text:name="__RefHeading__181_772434845"/></text:h>
      <text:p text:style-name="Text_20_body">La aplicación usa <text:span text:style-name="T2">JavaFX utilizando el patrón MVP. </text:span></text:p>
      <text:h text:style-name="P35" text:outline-level="3"><text:bookmark-start text:name="__RefHeading__183_772434845"/>Manejo de vistas<text:bookmark-end text:name="__RefHeading__183_772434845"/></text:h>
      <text:p text:style-name="P9"><text:span text:style-name="T2">Para el manejo de las vistas, se tomo como referencia el siguiente artículo </text:span><text:a xlink:type="simple" xlink:href="https://blogs.oracle.com/acaicedo/entry/managing_multiple_screens_in_javafx1" text:style-name="Internet_20_link" text:visited-style-name="Visited_20_Internet_20_Link"><text:span text:style-name="T2">https://blogs.oracle.com/acaicedo/entry/managing_multiple_screens_in_javafx1</text:span></text:a></text:p>
      <text:h text:style-name="P24" text:outline-level="1"><text:bookmark-start text:name="__RefHeading__185_772434845"/>Clases<text:bookmark-end text:name="__RefHeading__185_772434845"/></text:h>
      <text:p text:style-name="P8">Además de la documentación que existe generada por Javadoc, a continuación se agregará información adicional</text:p>
      <text:h text:style-name="P30" text:outline-level="2"><text:bookmark-start text:name="__RefHeading__187_772434845"/>Restricción de dos variables<text:bookmark-end text:name="__RefHeading__187_772434845"/></text:h>
      <text:p text:style-name="P10"><text:span text:style-name="T18">En el método </text:span><text:span text:style-name="T13">public boolean cumpleConLaRestriccion( double x1, double x2 )</text:span><text:span text:style-name="T8"> se toma que todas las variables deben ser mayor o igual a 0 (Xn &gt;= 0). Si en un futuro el programa se mejora, se debe modificar esa parte.</text:span></text:p>
      <text:h text:style-name="Heading_20_1" text:outline-level="1"><text:bookmark-start text:name="__RefHeading__130_1901973993"/>Definiciones <text:span text:style-name="T19">del dominio</text:span><text:bookmark-end text:name="__RefHeading__130_1901973993"/></text:h>
      <text:h text:style-name="Heading_20_2" text:outline-level="2"><text:bookmark-start text:name="__RefHeading__132_1901973993"/>Forma aumentada<text:bookmark-end text:name="__RefHeading__132_1901973993"/></text:h>
      <text:p text:style-name="P1">Conjunto de ecuaciones donde se le agregaron las variables suplementarias y se <text:soft-page-break/>transformaron las inecuaciones (con desigualdades) a ecuaciones.</text:p>
      <text:h text:style-name="Heading_20_2" text:outline-level="2"><text:bookmark-start text:name="__RefHeading__189_772434845"/>Solución aumentada<text:bookmark-end text:name="__RefHeading__189_772434845"/></text:h>
      <text:p text:style-name="P2">Es una solución de las variables originales (las variables de decisión) que se aumentó con los valores <text:span text:style-name="T1">correspondientes</text:span> de las variables de holgura.</text:p>
      <text:h text:style-name="P27" text:outline-level="1"><text:bookmark-start text:name="__RefHeading__210_772434845"/><text:span text:style-name="T8">P</text:span><text:span text:style-name="T7">asos a realizar en la liberación de cada nueva versión</text:span><text:bookmark-end text:name="__RefHeading__210_772434845"/></text:h>
      <text:p text:style-name="P16"><text:span text:style-name="T7">Cada vez que se libera una nueva versión (O incluso puede darse cuando se realice un commit en git sin subir una nueva versión) se deben realizar los siguientes pasos:</text:span></text:p>
      <text:list xml:id="list3286688380220479557" text:style-name="L5">
        <text:list-item>
          <text:p text:style-name="P17"><text:span text:style-name="T7">Modificar la carpeta “</text:span><text:span text:style-name="T10">E</text:span><text:span text:style-name="T7">jecutables”, añadiendo l</text:span><text:span text:style-name="T10">os archivos de la</text:span><text:span text:style-name="T7"> nueva versión y </text:span><text:span text:style-name="T10">modificando el nombre de las carpetas para reflejar cual es la última versión</text:span></text:p>
        </text:list-item>
        <text:list-item>
          <text:p text:style-name="P21"><text:span text:style-name="T7">Volver a generar el índice de éste documento.</text:span></text:p>
        </text:list-item>
        <text:list-item>
          <text:p text:style-name="P19"><text:span text:style-name="T7">Volver a generar el </text:span><text:span text:style-name="T11">PDF</text:span><text:span text:style-name="T7"> de éste documento y del Manual de Usuario.</text:span></text:p>
        </text:list-item>
        <text:list-item>
          <text:p text:style-name="P20"><text:span text:style-name="T7">Modificar el “Historial de versiones” de éste documento.</text:span></text:p>
        </text:list-item>
      </text:list>
      <text:h text:style-name="P27" text:outline-level="1"><text:bookmark-start text:name="__RefHeading__212_772434845"/><text:span text:style-name="T8">H</text:span><text:span text:style-name="T7">istorial de versiones</text:span><text:bookmark-end text:name="__RefHeading__212_772434845"/></text:h>
      <table:table table:name="HistorialVersiones" table:style-name="HistorialVersiones">
        <table:table-column table:style-name="HistorialVersiones.A"/>
        <table:table-column table:style-name="HistorialVersiones.B"/>
        <table:table-column table:style-name="HistorialVersiones.C"/>
        <table:table-row>
          <table:table-cell table:style-name="HistorialVersiones.A1" office:value-type="string">
            <text:p text:style-name="P40">Número versión</text:p>
          </table:table-cell>
          <table:table-cell table:style-name="HistorialVersiones.A1" office:value-type="string">
            <text:p text:style-name="P40">Fecha lanzamiento</text:p>
          </table:table-cell>
          <table:table-cell table:style-name="HistorialVersiones.C1" office:value-type="string">
            <text:p text:style-name="P40">Descripción</text:p>
          </table:table-cell>
        </table:table-row>
        <table:table-row>
          <table:table-cell table:style-name="HistorialVersiones.A2" office:value-type="string">
            <text:p text:style-name="Table_20_Contents">-</text:p>
          </table:table-cell>
          <table:table-cell table:style-name="HistorialVersiones.A2" office:value-type="string">
            <text:p text:style-name="Table_20_Contents">-</text:p>
          </table:table-cell>
          <table:table-cell table:style-name="HistorialVersiones.C2" office:value-type="string">
            <text:p text:style-name="P40">Versión antigua que estaba desarrollada usando la interfaz Swing. Solamente poseía las siguiente <text:span text:style-name="T22">funcionalidades</text:span>:</text:p>
            <text:list xml:id="list5139968757650220599" text:style-name="L4">
              <text:list-item>
                <text:p text:style-name="P41">Resolución de problemas de optimización.</text:p>
                <text:list>
                  <text:list-item>
                    <text:p text:style-name="P41">Muestra el paso a paso de la resolución por el método de las 2 fases.</text:p>
                  </text:list-item>
                  <text:list-item>
                    <text:p text:style-name="P41">Muestra las soluciones.</text:p>
                  </text:list-item>
                </text:list>
              </text:list-item>
            </text:list>
          </table:table-cell>
        </table:table-row>
        <table:table-row>
          <table:table-cell table:style-name="HistorialVersiones.A2" office:value-type="string">
            <text:p text:style-name="P42">0.1</text:p>
          </table:table-cell>
          <table:table-cell table:style-name="HistorialVersiones.A2" office:value-type="string">
            <text:p text:style-name="P42">09/03/2015</text:p>
          </table:table-cell>
          <table:table-cell table:style-name="HistorialVersiones.C2" office:value-type="string">
            <text:p text:style-name="P44">Versión actual.</text:p>
            <text:p text:style-name="P42">Usa como interfaz JavaFX. Posee las siguientes funcionalidades:</text:p>
            <text:list xml:id="list7319348738777292487" text:style-name="L6">
              <text:list-item>
                <text:p text:style-name="P43">Interfaz rediseñada y mejorada.</text:p>
              </text:list-item>
              <text:list-item>
                <text:p text:style-name="P43">Resolución de problemas de optimización</text:p>
                <text:list>
                  <text:list-item>
                    <text:p text:style-name="P43">Muestra la resolución por el método gráfico.</text:p>
                  </text:list-item>
                  <text:list-item>
                    <text:p text:style-name="P43">Muestra el paso a paso de la resolución por el método de las 2 fases.</text:p>
                  </text:list-item>
                  <text:list-item>
                    <text:p text:style-name="P43">Muestra las soluciones</text:p>
                  </text:list-item>
                </text:list>
              </text:list-item>
              <text:list-item>
                <text:p text:style-name="P43">Se agregó la ventana opciones.</text:p>
                <text:list>
                  <text:list-item>
                    <text:p text:style-name="P43">Posibilidad de elegir en que lenguaje se muestra el programa (En Español o Inglés -Éste último no esta 100% traducido-).</text:p>
                  </text:list-item>
                </text:list>
              </text:list-item>
              <text:list-item>
                <text:p text:style-name="P43"><text:soft-page-break/>Se agregó la ventana “Acerca de”, en donde se puede encontrar información acerca del p<text:span text:style-name="T23">ro</text:span>grama.</text:p>
              </text:list-item>
              <text:list-item>
                <text:p text:style-name="P43">Se agregó la ventana “Ayuda”, en donde se puede encontrar las guías para realizar un correcto uso del software.</text:p>
              </text:list-item>
            </text:list>
          </table:table-cell>
        </table:table-row>
      </table:table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ingbats" svg:font-family="Dingbats" style:font-pitch="variable" style:font-charset="x-symbol"/>
    <style:font-face style:name="Nimbus Roman No9 L1" svg:font-family="'Nimbus Roman No9 L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FreeSans2" svg:font-family="FreeSans" style:font-family-generic="modern" style:font-pitch="fixed"/>
    <style:font-face style:name="Cantarell" svg:font-family="Cantarell" style:font-pitch="variable"/>
    <style:font-face style:name="Chancery URW" svg:font-family="'Chancery URW'" style:font-pitch="variable"/>
    <style:font-face style:name="Nimbus Roman" svg:font-family="'Nimbus Roman'" style:font-pitch="variable"/>
    <style:font-face style:name="Century SchoolBook URW" svg:font-family="'Century SchoolBook URW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FreeSans2" style:font-family-complex="FreeSans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ín Ruatta</meta:initial-creator>
    <meta:creation-date>2014-07-27T01:55:09.974974227</meta:creation-date>
    <dc:date>2015-03-20T23:32:30.302032096</dc:date>
    <dc:creator>Agustín Ruatta</dc:creator>
    <meta:editing-duration>PT2H15M3S</meta:editing-duration>
    <meta:editing-cycles>34</meta:editing-cycles>
    <meta:generator>LibreOffice/4.3.6.2$Linux_X86_64 LibreOffice_project/430m0$Build-2</meta:generator>
    <meta:document-statistic meta:table-count="1" meta:image-count="0" meta:object-count="0" meta:page-count="5" meta:paragraph-count="98" meta:word-count="856" meta:character-count="5317" meta:non-whitespace-character-count="4575"/>
  </office:meta>
</office:document-meta>
</file>